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92fa28" officeooo:paragraph-rsid="0392fa28"/>
    </style:style>
    <style:style style:name="P4" style:family="paragraph" style:parent-style-name="Text_20_body">
      <style:text-properties officeooo:rsid="039342c7" officeooo:paragraph-rsid="039342c7"/>
    </style:style>
    <style:style style:name="P5" style:family="paragraph" style:parent-style-name="Text_20_body" style:list-style-name="L1">
      <style:text-properties officeooo:rsid="0395f2df" officeooo:paragraph-rsid="0395f2df"/>
    </style:style>
    <style:style style:name="P6" style:family="paragraph" style:parent-style-name="Text_20_body">
      <style:text-properties officeooo:rsid="0399a79c" officeooo:paragraph-rsid="0399a79c"/>
    </style:style>
    <style:style style:name="P7" style:family="paragraph" style:parent-style-name="Text_20_body">
      <style:text-properties officeooo:rsid="039cc695" officeooo:paragraph-rsid="039cc695"/>
    </style:style>
    <style:style style:name="P8" style:family="paragraph" style:parent-style-name="Heading_20_1">
      <style:text-properties officeooo:rsid="036a1fa6" officeooo:paragraph-rsid="036a1fa6"/>
    </style:style>
    <style:style style:name="T1" style:family="text">
      <style:text-properties officeooo:rsid="03950e0b"/>
    </style:style>
    <style:style style:name="T2" style:family="text">
      <style:text-properties officeooo:rsid="0397df2a"/>
    </style:style>
    <style:style style:name="T3" style:family="text">
      <style:text-properties officeooo:rsid="0399a79c"/>
    </style:style>
    <style:style style:name="T4" style:family="text">
      <style:text-properties officeooo:rsid="039ff8c6"/>
    </style:style>
    <style:style style:name="T5" style:family="text">
      <style:text-properties fo:font-style="italic" officeooo:rsid="039ff8c6" style:font-style-asian="italic" style:font-style-complex="italic"/>
    </style:style>
    <style:style style:name="T6" style:family="text">
      <style:text-properties officeooo:rsid="03a606d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שיעורי בית</text:h>
      <text:p text:style-name="P3">1. הוכיחו שכל <text:span text:style-name="T2">שידוך יציב הוא יעיל פארטו.</text:span> </text:p>
      <text:p text:style-name="P6">2. הראו דוגמה לכך שאלגוריתם "דיקטטור סידרתי" לא נותן שידוך יציב.</text:p>
      <text:p text:style-name="P4"><text:span text:style-name="T3">3</text:span>. כיתבו אלגוריתם למציאת <text:span text:style-name="T1">שידוך יציב בין סטודנטים למחלקות כאשר:</text:span></text:p>
      <text:list xml:id="list83643318637999763" text:style-name="L1">
        <text:list-item>
          <text:p text:style-name="P5">כל סטודנט מתקבל למחלקה אחת.</text:p>
        </text:list-item>
        <text:list-item>
          <text:p text:style-name="P5">בכל מחלקה יש מקום לכמה סטודנטים - מספר הסטודנטים הכולל במחלקה i הוא ci.</text:p>
        </text:list-item>
      </text:list>
      <text:p text:style-name="P7">4. <text:span text:style-name="T6">במציאות אלגוריתמי שידוך משמשים לשידוך בין סטודנטים למחלקות או רופאים לבתי-חולים, אבל בספרי-הלימוד ובמאמרים המחקריים מדברים על שידוך בין נשים לגברים. יש </text:span><text:span text:style-name="T5">n</text:span><text:span text:style-name="T4"> נשים ו-</text:span><text:span text:style-name="T5">n</text:span><text:span text:style-name="T4"> גברים, לכל אישה יש דירוג של הגברים ולכל גבר יש דירוג של הנשים, והמטרה היא למצוא שידוך יציב - <text:s/>כל איש משודך לאישה וכל אישה משודכת לאיש ואין זוג שרוצה להתחלף. <text:s text:c="2"/>האם לדעתכם מערכת שידוכים מרכזית כזאת יכולה לעבוד במציאות? מה היתרונות והחסרונות של מערכת כזאת ומה יקרה אם ננסה ליישם אותה?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9T15:09:40.490504393</dc:date>
    <meta:editing-duration>P7DT19H11M41S</meta:editing-duration>
    <meta:editing-cycles>854</meta:editing-cycles>
    <meta:document-statistic meta:table-count="0" meta:image-count="0" meta:object-count="0" meta:page-count="1" meta:paragraph-count="9" meta:word-count="137" meta:character-count="746" meta:non-whitespace-character-count="616"/>
  </office:meta>
</office:document-meta>
</file>